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1206.png" xlink:type="simple" xlink:show="embed" xlink:actuate="onLoad"/></draw:frame></text:p>
          </table:table-cell>
          <table:table-cell table:style-name="Table1.B1" office:value-type="string">
            <text:h text:style-name="P8" text:outline-level="1">Определение первого событ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2.619cm" draw:z-index="1"><draw:image xlink:href="../images/120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Реализует R<text:span text:style-name="T4">D</text:span>-триггер (приоритет по сбросу), определяющий первое событие по входным портам с данными <text:span text:style-name="T4">(D-</text:span>порты)<text:span text:style-name="T4">.</text:span></text:p>
            <text:p text:style-name="P10">&lt;с<text:span text:style-name="T1">траница справки в разработке</text:span>&gt;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ределение первого события</dc:title>
    <dc:date>2014-12-18T21:12:26.50</dc:date>
    <meta:generator>OpenOffice/4.1.1$Win32 OpenOffice.org_project/411m6$Build-9775</meta:generator>
    <meta:editing-duration>PT2H7M57S</meta:editing-duration>
    <meta:editing-cycles>111</meta:editing-cycles>
    <meta:document-statistic meta:table-count="1" meta:image-count="2" meta:object-count="0" meta:page-count="1" meta:paragraph-count="8" meta:word-count="30" meta:character-count="208"/>
  </office:meta>
</office:document-meta>
</file>